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e381f" officeooo:paragraph-rsid="000e381f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officeooo:rsid="000e381f" officeooo:paragraph-rsid="000e381f" style:font-size-asian="10.5pt" style:font-size-complex="12pt"/>
    </style:style>
    <style:style style:name="P3" style:family="paragraph" style:parent-style-name="Standard">
      <style:paragraph-properties fo:text-align="start" style:justify-single-word="false">
        <style:tab-stops>
          <style:tab-stop style:position="1.296cm"/>
          <style:tab-stop style:position="2.302cm"/>
        </style:tab-stops>
      </style:paragraph-properties>
      <style:text-properties fo:font-size="12pt" officeooo:rsid="000e381f" officeooo:paragraph-rsid="000e381f" style:font-size-asian="10.5pt" style:font-size-complex="12pt"/>
    </style:style>
    <style:style style:name="P4" style:family="paragraph" style:parent-style-name="Standard" style:list-style-name="L1">
      <style:paragraph-properties fo:text-align="start" style:justify-single-word="false">
        <style:tab-stops>
          <style:tab-stop style:position="1.296cm"/>
          <style:tab-stop style:position="2.302cm"/>
        </style:tab-stops>
      </style:paragraph-properties>
      <style:text-properties fo:font-size="12pt" officeooo:rsid="000e381f" officeooo:paragraph-rsid="000e381f" style:font-size-asian="10.5pt" style:font-size-complex="12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296cm"/>
          <style:tab-stop style:position="2.302cm"/>
        </style:tab-stops>
      </style:paragraph-properties>
      <style:text-properties fo:font-size="12pt" officeooo:rsid="00111623" officeooo:paragraph-rsid="00111623" style:font-size-asian="10.5pt" style:font-size-complex="12pt"/>
    </style:style>
    <style:style style:name="P6" style:family="paragraph" style:parent-style-name="Standard" style:list-style-name="L3">
      <style:paragraph-properties fo:text-align="start" style:justify-single-word="false">
        <style:tab-stops>
          <style:tab-stop style:position="1.296cm"/>
          <style:tab-stop style:position="2.302cm"/>
        </style:tab-stops>
      </style:paragraph-properties>
      <style:text-properties fo:font-size="12pt" officeooo:rsid="00111623" officeooo:paragraph-rsid="00111623" style:font-size-asian="10.5pt" style:font-size-complex="12pt"/>
    </style:style>
    <style:style style:name="P7" style:family="paragraph" style:parent-style-name="Standard" style:list-style-name="L4">
      <style:paragraph-properties fo:text-align="start" style:justify-single-word="false">
        <style:tab-stops>
          <style:tab-stop style:position="1.296cm"/>
          <style:tab-stop style:position="2.302cm"/>
        </style:tab-stops>
      </style:paragraph-properties>
      <style:text-properties fo:font-size="12pt" officeooo:rsid="00111623" officeooo:paragraph-rsid="00111623" style:font-size-asian="10.5pt" style:font-size-complex="12pt"/>
    </style:style>
    <style:style style:name="P8" style:family="paragraph" style:parent-style-name="Header">
      <style:paragraph-properties fo:text-align="end" style:justify-single-word="false"/>
      <style:text-properties officeooo:rsid="000e381f" officeooo:paragraph-rsid="000e381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T 8</text:p>
      <text:p text:style-name="P1"/>
      <text:p text:style-name="P1">PRÁCTICA 1</text:p>
      <text:p text:style-name="P1"/>
      <text:p text:style-name="P2">Objetivo: Instalar VirtualBox.</text:p>
      <text:p text:style-name="P2"/>
      <text:p text:style-name="P2">Descripción: </text:p>
      <text:p text:style-name="P2"/>
      <text:p text:style-name="P2"><text:tab/>¿Qué es una Máquina Virtual? </text:p>
      <text:p text:style-name="P3"/>
      <text:p text:style-name="P3"><text:tab/><text:tab/>Voy a tener máquinas virtuales de sistemas y máquinas virtuales de procesos</text:p>
      <text:list xml:id="list3452101473" text:style-name="L1">
        <text:list-item>
          <text:p text:style-name="P4">Máquinas virtuales de sistemas:</text:p>
          <text:list>
            <text:list-item>
              <text:p text:style-name="P4">Tipo 1: Se instalará sobre el Hardware</text:p>
              <text:list>
                <text:list-item>
                  <text:p text:style-name="P4">Ej: VM-Ware Exsi, XENServer, PROXMOS</text:p>
                </text:list-item>
              </text:list>
            </text:list-item>
            <text:list-item>
              <text:p text:style-name="P4">Tipo 2: Se instalará sobre un sistema operativo</text:p>
              <text:list>
                <text:list-item>
                  <text:p text:style-name="P4">Ej: VirtualBox, HIPER-V, VM Ware Player</text:p>
                  <text:p text:style-name="P4"/>
                </text:list-item>
              </text:list>
            </text:list-item>
          </text:list>
        </text:list-item>
        <text:list-item>
          <text:p text:style-name="P4">Máquinas virtuales de procesos:</text:p>
          <text:list>
            <text:list-item>
              <text:p text:style-name="P4">Ej: Máquina Virtual de Java</text:p>
              <text:p text:style-name="P4"/>
            </text:list-item>
          </text:list>
        </text:list-item>
      </text:list>
      <text:p text:style-name="P5">Requisitos de instalación:</text:p>
      <text:list xml:id="list1875277950" text:style-name="L3">
        <text:list-item>
          <text:p text:style-name="P6">Requisitos de Hardware:</text:p>
        </text:list-item>
        <text:list-item>
          <text:p text:style-name="P6">Requisitos de Software:</text:p>
        </text:list-item>
      </text:list>
      <text:p text:style-name="P5"/>
      <text:p text:style-name="P5">PASO 1: Descargar VirtualBox (Inserta Imágenes)</text:p>
      <text:p text:style-name="P5"/>
      <text:list xml:id="list4213316879" text:style-name="L4">
        <text:list-item>
          <text:p text:style-name="P7">Google: VirtualBox</text:p>
        </text:list-item>
      </text:list>
      <text:p text:style-name="P5"/>
      <text:p text:style-name="P5">PASO 2: Descargar las “Extension Pack” (funcionan tanto para Windows como para Linux)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e381f" officeooo:paragraph-rsid="000e381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Juan María Sánchez Sánchez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7T09:29:30.405335619</meta:creation-date>
    <dc:date>2019-12-17T09:45:52.004275240</dc:date>
    <meta:editing-duration>PT16M22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22" meta:word-count="110" meta:character-count="675" meta:non-whitespace-character-count="592"/>
  </office:meta>
</office:document-meta>
</file>